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1dca0c" officeooo:paragraph-rsid="001dca0c"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bold" officeooo:rsid="00183a88" officeooo:paragraph-rsid="00183a88" style:font-size-asian="10.5pt" style:font-weight-asian="bold" style:font-size-complex="12pt" style:font-weight-complex="bold"/>
    </style:style>
    <style:style style:name="P3" style:family="paragraph" style:parent-style-name="Standard">
      <style:paragraph-properties fo:text-align="center" style:justify-single-word="false" fo:background-color="#cccccc">
        <style:background-image/>
      </style:paragraph-properties>
      <style:text-properties fo:font-size="26pt" style:text-underline-style="solid" style:text-underline-width="auto" style:text-underline-color="font-color" fo:font-weight="bold" officeooo:rsid="00183a88" officeooo:paragraph-rsid="00183a88" style:font-size-asian="26pt" style:font-weight-asian="bold" style:font-size-complex="26pt" style:font-weight-complex="bold"/>
    </style:style>
    <style:style style:name="P4" style:family="paragraph" style:parent-style-name="Standard" style:list-style-name="L1">
      <style:paragraph-properties fo:text-align="start" style:justify-single-word="false"/>
      <style:text-properties fo:font-size="12pt" style:text-underline-style="none" fo:font-weight="normal" officeooo:rsid="001cbb46" officeooo:paragraph-rsid="001cbb46"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style:text-underline-style="none" fo:font-weight="normal" officeooo:rsid="001dca0c" officeooo:paragraph-rsid="001dca0c"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style:text-underline-style="none" fo:font-weight="normal" officeooo:rsid="001ff7ac" officeooo:paragraph-rsid="001ff7ac"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style:text-underline-style="none" fo:font-weight="normal" officeooo:rsid="002158f3" officeooo:paragraph-rsid="002158f3"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style:text-underline-style="none" fo:font-weight="normal" officeooo:rsid="0022a502" officeooo:paragraph-rsid="0022a502"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style:text-underline-style="none" fo:font-weight="normal" officeooo:rsid="00239c37" officeooo:paragraph-rsid="00239c37"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style:text-underline-style="none" fo:font-weight="normal" officeooo:rsid="0026ac84" officeooo:paragraph-rsid="0026ac84"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style:text-underline-style="none" fo:font-weight="normal" officeooo:rsid="0026c918" officeooo:paragraph-rsid="0026c918"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style:text-underline-style="none" fo:font-weight="normal" officeooo:rsid="00273897" officeooo:paragraph-rsid="00273897"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style:text-underline-style="none" fo:font-weight="normal" officeooo:rsid="00287e2e" officeooo:paragraph-rsid="00287e2e"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style:text-underline-style="none" fo:font-weight="normal" officeooo:rsid="002932e7" officeooo:paragraph-rsid="002932e7"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style:text-underline-style="none" fo:font-weight="normal" officeooo:rsid="002b4e91" officeooo:paragraph-rsid="002b4e91"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style:text-underline-style="none" fo:font-weight="normal" officeooo:rsid="002b96c7" officeooo:paragraph-rsid="002d4bd0" style:font-size-asian="10.5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font-size="12pt" style:text-underline-style="none" fo:font-weight="normal" officeooo:rsid="002db716" officeooo:paragraph-rsid="002ef780"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style:text-underline-style="none" fo:font-weight="normal" officeooo:rsid="00305dd2" officeooo:paragraph-rsid="0030e002"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style:text-underline-style="none" fo:font-weight="normal" officeooo:rsid="003288b8" officeooo:paragraph-rsid="0032cd1f"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style:text-underline-style="none" fo:font-weight="normal" officeooo:rsid="0034a258" officeooo:paragraph-rsid="0034a258"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style:text-underline-style="none" fo:font-weight="normal" officeooo:rsid="00360546" officeooo:paragraph-rsid="00360546"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2pt" style:text-underline-style="none" fo:font-weight="normal" officeooo:rsid="0038a085" officeooo:paragraph-rsid="0038a085"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style:text-underline-style="none" fo:font-weight="normal" officeooo:rsid="0039e6fe" officeooo:paragraph-rsid="0039e6fe"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style:text-underline-style="none" fo:font-weight="normal" officeooo:rsid="003b36c8" officeooo:paragraph-rsid="003b36c8"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style:text-underline-style="none" fo:font-weight="normal" officeooo:rsid="003bbc21" officeooo:paragraph-rsid="003bbc21"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font-size="12pt" style:text-underline-style="none" fo:font-weight="normal" officeooo:rsid="003bf994" officeooo:paragraph-rsid="003bf994"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font-size="12pt" style:text-underline-style="none" fo:font-weight="normal" officeooo:rsid="003dbd6e" officeooo:paragraph-rsid="003dbd6e"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fo:font-size="12pt" style:text-underline-style="none" fo:font-weight="normal" officeooo:rsid="003f63e4" officeooo:paragraph-rsid="003f63e4"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font-size="12pt" style:text-underline-style="none" fo:font-weight="normal" officeooo:rsid="003f702e" officeooo:paragraph-rsid="003f702e"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fo:font-size="12pt" style:text-underline-style="none" fo:font-weight="normal" officeooo:rsid="00404760" officeooo:paragraph-rsid="00404760"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fo:font-size="12pt" style:text-underline-style="none" fo:font-weight="normal" officeooo:rsid="0041c661" officeooo:paragraph-rsid="0041c661" style:font-size-asian="10.5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fo:font-size="12pt" style:text-underline-style="none" fo:font-weight="normal" officeooo:rsid="00421c30" officeooo:paragraph-rsid="00421c30" style:font-size-asian="10.5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fo:font-size="12pt" style:text-underline-style="none" fo:font-weight="normal" officeooo:rsid="004525c7" officeooo:paragraph-rsid="004525c7"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font-size="12pt" style:text-underline-style="none" fo:font-weight="normal" officeooo:rsid="0046b4b9" officeooo:paragraph-rsid="0046b4b9" style:font-size-asian="10.5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fo:font-size="12pt" style:text-underline-style="none" fo:font-weight="normal" officeooo:rsid="0049558d" officeooo:paragraph-rsid="0049558d"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fo:font-size="12pt" style:text-underline-style="none" fo:font-weight="normal" officeooo:rsid="004d250e" officeooo:paragraph-rsid="004d250e"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font-size="12pt" style:text-underline-style="none" fo:font-weight="normal" officeooo:rsid="00508754" officeooo:paragraph-rsid="00508754"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font-size="12pt" style:text-underline-style="none" fo:font-weight="normal" officeooo:rsid="005128c2" officeooo:paragraph-rsid="005128c2"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fo:font-size="12pt" style:text-underline-style="none" fo:font-weight="normal" officeooo:rsid="00541355" officeooo:paragraph-rsid="00541355"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fo:font-size="12pt" style:text-underline-style="none" fo:font-weight="normal" officeooo:rsid="0055aef8" officeooo:paragraph-rsid="0055aef8"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style:text-underline-style="none" fo:font-weight="normal" officeooo:rsid="005723ef" officeooo:paragraph-rsid="005723ef"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fo:font-size="12pt" style:text-underline-style="none" fo:font-weight="normal" officeooo:rsid="00596ad6" officeooo:paragraph-rsid="00596ad6"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fo:font-size="12pt" style:text-underline-style="none" fo:font-weight="normal" officeooo:rsid="005c077a" officeooo:paragraph-rsid="005c077a"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fo:font-size="12pt" style:text-underline-style="none" fo:font-weight="normal" officeooo:rsid="005c29b4" officeooo:paragraph-rsid="005c29b4"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5c29b4" officeooo:paragraph-rsid="005c29b4" style:font-size-asian="10.5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fo:font-size="12pt" style:text-underline-style="none" fo:font-weight="normal" officeooo:rsid="0060ef34" officeooo:paragraph-rsid="0060ef34" style:font-size-asian="10.5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fo:font-size="12pt" style:text-underline-style="none" fo:font-weight="normal" officeooo:rsid="0066f0b8" officeooo:paragraph-rsid="006764d7" style:font-size-asian="10.5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fo:font-size="12pt" style:text-underline-style="none" fo:font-weight="normal" officeooo:rsid="006d5e2b" officeooo:paragraph-rsid="006f2992"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font-size="12pt" style:text-underline-style="none" fo:font-weight="normal" officeooo:rsid="006ff652" officeooo:paragraph-rsid="006ff652"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font-size="12pt" style:text-underline-style="none" fo:font-weight="normal" officeooo:rsid="0071ba71" officeooo:paragraph-rsid="0071ba71"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fo:font-size="12pt" style:text-underline-style="none" fo:font-weight="normal" officeooo:rsid="0073157b" officeooo:paragraph-rsid="0073157b" style:font-size-asian="10.5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fo:font-size="12pt" style:text-underline-style="none" fo:font-weight="normal" officeooo:rsid="0074301d" officeooo:paragraph-rsid="0074301d"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font-size="12pt" style:text-underline-style="none" fo:font-weight="normal" officeooo:rsid="0075c7eb" officeooo:paragraph-rsid="0075c7eb" style:font-size-asian="10.5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fo:font-size="12pt" style:text-underline-style="none" fo:font-weight="normal" officeooo:rsid="0077b465" officeooo:paragraph-rsid="0077b465"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fo:font-size="12pt" style:text-underline-style="none" fo:font-weight="normal" officeooo:rsid="0077c4e9" officeooo:paragraph-rsid="0077c4e9" style:font-size-asian="10.5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fo:font-size="12pt" style:text-underline-style="none" fo:font-weight="normal" officeooo:rsid="007a5eb8" officeooo:paragraph-rsid="007a5eb8"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fo:font-size="12pt" style:text-underline-style="none" fo:font-weight="normal" officeooo:rsid="007c2a6d" officeooo:paragraph-rsid="007c2a6d" style:font-size-asian="10.5pt" style:font-weight-asian="normal" style:font-size-complex="12pt" style:font-weight-complex="normal"/>
    </style:style>
    <style:style style:name="P58" style:family="paragraph" style:parent-style-name="Standard" style:list-style-name="L1">
      <style:paragraph-properties fo:text-align="start" style:justify-single-word="false"/>
      <style:text-properties fo:font-size="12pt" style:text-underline-style="none" fo:font-weight="normal" officeooo:rsid="007d619d" officeooo:paragraph-rsid="007d619d" style:font-size-asian="10.5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fo:font-size="12pt" style:text-underline-style="none" fo:font-weight="normal" officeooo:rsid="007dffae" officeooo:paragraph-rsid="007dffae" style:font-size-asian="10.5pt" style:font-weight-asian="normal" style:font-size-complex="12pt" style:font-weight-complex="normal"/>
    </style:style>
    <style:style style:name="P60" style:family="paragraph" style:parent-style-name="Standard" style:list-style-name="L1">
      <style:paragraph-properties fo:text-align="start" style:justify-single-word="false"/>
      <style:text-properties fo:font-size="12pt" style:text-underline-style="none" fo:font-weight="normal" officeooo:rsid="007e9845" officeooo:paragraph-rsid="007e9845" style:font-size-asian="10.5pt" style:font-weight-asian="normal" style:font-size-complex="12pt" style:font-weight-complex="normal"/>
    </style:style>
    <style:style style:name="P61" style:family="paragraph" style:parent-style-name="Standard" style:list-style-name="L1">
      <style:paragraph-properties fo:text-align="start" style:justify-single-word="false"/>
      <style:text-properties fo:font-size="12pt" style:text-underline-style="none" fo:font-weight="normal" officeooo:rsid="007f8e6a" officeooo:paragraph-rsid="007f8e6a" style:font-size-asian="10.5pt" style:font-weight-asian="normal" style:font-size-complex="12pt" style:font-weight-complex="normal"/>
    </style:style>
    <style:style style:name="P62" style:family="paragraph" style:parent-style-name="Standard" style:list-style-name="L1">
      <style:paragraph-properties fo:text-align="start" style:justify-single-word="false"/>
      <style:text-properties fo:font-size="12pt" style:text-underline-style="none" fo:font-weight="normal" officeooo:rsid="0080ad3b" officeooo:paragraph-rsid="0080ad3b" style:font-size-asian="10.5pt" style:font-weight-asian="normal" style:font-size-complex="12pt" style:font-weight-complex="normal"/>
    </style:style>
    <style:style style:name="P63" style:family="paragraph" style:parent-style-name="Standard" style:list-style-name="L1">
      <style:paragraph-properties fo:text-align="start" style:justify-single-word="false"/>
      <style:text-properties fo:font-size="12pt" style:text-underline-style="none" fo:font-weight="normal" officeooo:rsid="00837d4b" officeooo:paragraph-rsid="0084e32c" style:font-size-asian="10.5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fo:font-size="12pt" style:text-underline-style="none" fo:font-weight="normal" officeooo:rsid="00863783" officeooo:paragraph-rsid="00886f5c" style:font-size-asian="10.5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fo:font-size="12pt" style:text-underline-style="none" fo:font-weight="normal" officeooo:rsid="00886f5c" officeooo:paragraph-rsid="00886f5c" style:font-size-asian="10.5pt" style:font-weight-asian="normal" style:font-size-complex="12pt" style:font-weight-complex="normal"/>
    </style:style>
    <style:style style:name="P66" style:family="paragraph" style:parent-style-name="Standard" style:list-style-name="L1">
      <style:paragraph-properties fo:text-align="start" style:justify-single-word="false"/>
      <style:text-properties fo:font-size="12pt" style:text-underline-style="none" fo:font-weight="normal" officeooo:rsid="00893d34" officeooo:paragraph-rsid="008ab2f8" style:font-size-asian="10.5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fo:font-size="12pt" style:text-underline-style="none" fo:font-weight="normal" officeooo:rsid="008ab2f8" officeooo:paragraph-rsid="008c6a6d" style:font-size-asian="10.5pt" style:font-weight-asian="normal" style:font-size-complex="12pt" style:font-weight-complex="normal"/>
    </style:style>
    <style:style style:name="P68" style:family="paragraph" style:parent-style-name="Standard" style:list-style-name="L1">
      <style:paragraph-properties fo:text-align="start" style:justify-single-word="false"/>
      <style:text-properties fo:font-size="12pt" style:text-underline-style="none" fo:font-weight="normal" officeooo:rsid="008e2a7f" officeooo:paragraph-rsid="008e2a7f" style:font-size-asian="10.5pt" style:font-weight-asian="normal" style:font-size-complex="12pt" style:font-weight-complex="normal"/>
    </style:style>
    <style:style style:name="P69" style:family="paragraph" style:parent-style-name="Standard" style:list-style-name="L1">
      <style:paragraph-properties fo:text-align="start" style:justify-single-word="false"/>
      <style:text-properties fo:font-size="12pt" style:text-underline-style="none" fo:font-weight="normal" officeooo:rsid="00922deb" officeooo:paragraph-rsid="00922deb" style:font-size-asian="10.5pt" style:font-weight-asian="normal" style:font-size-complex="12pt" style:font-weight-complex="normal"/>
    </style:style>
    <style:style style:name="P70" style:family="paragraph" style:parent-style-name="Standard" style:list-style-name="L1">
      <style:paragraph-properties fo:text-align="start" style:justify-single-word="false"/>
      <style:text-properties fo:font-size="12pt" style:text-underline-style="none" fo:font-weight="normal" officeooo:rsid="0093e9f3" officeooo:paragraph-rsid="0093e9f3" style:font-size-asian="10.5pt" style:font-weight-asian="normal" style:font-size-complex="12pt" style:font-weight-complex="normal"/>
    </style:style>
    <style:style style:name="P71" style:family="paragraph" style:parent-style-name="Standard" style:list-style-name="L1">
      <style:paragraph-properties fo:text-align="start" style:justify-single-word="false"/>
      <style:text-properties fo:font-size="12pt" style:text-underline-style="none" fo:font-weight="normal" officeooo:rsid="0096a9d8" officeooo:paragraph-rsid="0096a9d8" style:font-size-asian="10.5pt" style:font-weight-asian="normal" style:font-size-complex="12pt" style:font-weight-complex="normal"/>
    </style:style>
    <style:style style:name="P72" style:family="paragraph" style:parent-style-name="Standard" style:list-style-name="L1">
      <style:paragraph-properties fo:text-align="start" style:justify-single-word="false"/>
      <style:text-properties fo:font-size="12pt" style:text-underline-style="none" fo:font-weight="normal" officeooo:rsid="0097b30b" officeooo:paragraph-rsid="0097b30b" style:font-size-asian="10.5pt" style:font-weight-asian="normal" style:font-size-complex="12pt" style:font-weight-complex="normal"/>
    </style:style>
    <style:style style:name="P73" style:family="paragraph" style:parent-style-name="Standard" style:list-style-name="L1">
      <style:paragraph-properties fo:text-align="start" style:justify-single-word="false"/>
      <style:text-properties fo:font-size="12pt" style:text-underline-style="none" fo:font-weight="normal" officeooo:rsid="009cc51d" officeooo:paragraph-rsid="009cc51d" style:font-size-asian="10.5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fo:font-size="12pt" style:text-underline-style="none" fo:font-weight="normal" officeooo:rsid="009ed774" officeooo:paragraph-rsid="009ed774" style:font-size-asian="10.5pt" style:font-weight-asian="normal" style:font-size-complex="12pt" style:font-weight-complex="normal"/>
    </style:style>
    <style:style style:name="P75" style:family="paragraph" style:parent-style-name="Standard" style:list-style-name="L1">
      <style:paragraph-properties fo:text-align="start" style:justify-single-word="false"/>
      <style:text-properties fo:font-size="12pt" style:text-underline-style="none" fo:font-weight="normal" officeooo:rsid="00a15421" officeooo:paragraph-rsid="00a15421" style:font-size-asian="10.5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fo:font-size="12pt" style:text-underline-style="none" fo:font-weight="normal" officeooo:rsid="00a40e51" officeooo:paragraph-rsid="00a40e51" style:font-size-asian="10.5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fo:font-size="12pt" style:text-underline-style="none" fo:font-weight="normal" officeooo:rsid="00a4ed6b" officeooo:paragraph-rsid="00a4ed6b" style:font-size-asian="10.5pt" style:font-weight-asian="normal" style:font-size-complex="12pt" style:font-weight-complex="normal"/>
    </style:style>
    <style:style style:name="P78" style:family="paragraph" style:parent-style-name="Standard" style:list-style-name="L1">
      <style:paragraph-properties fo:text-align="start" style:justify-single-word="false"/>
      <style:text-properties fo:font-size="12pt" style:text-underline-style="none" fo:font-weight="normal" officeooo:rsid="00a7b3d0" officeooo:paragraph-rsid="00a7b3d0" style:font-size-asian="10.5pt" style:font-weight-asian="normal" style:font-size-complex="12pt" style:font-weight-complex="normal"/>
    </style:style>
    <style:style style:name="P79" style:family="paragraph" style:parent-style-name="Standard" style:list-style-name="L1">
      <style:paragraph-properties fo:text-align="start" style:justify-single-word="false"/>
      <style:text-properties fo:font-size="12pt" style:text-underline-style="none" fo:font-weight="normal" officeooo:rsid="00a929d8" officeooo:paragraph-rsid="00a929d8" style:font-size-asian="10.5pt" style:font-weight-asian="normal" style:font-size-complex="12pt" style:font-weight-complex="normal"/>
    </style:style>
    <style:style style:name="P80" style:family="paragraph" style:parent-style-name="Standard" style:list-style-name="L1">
      <style:paragraph-properties fo:text-align="start" style:justify-single-word="false"/>
      <style:text-properties fo:font-size="12pt" style:text-underline-style="none" fo:font-weight="normal" officeooo:rsid="00b0ba2b" officeooo:paragraph-rsid="00b0ba2b" style:font-size-asian="10.5pt" style:font-weight-asian="normal" style:font-size-complex="12pt" style:font-weight-complex="normal"/>
    </style:style>
    <style:style style:name="P81" style:family="paragraph" style:parent-style-name="Standard" style:list-style-name="L1">
      <style:paragraph-properties fo:text-align="start" style:justify-single-word="false"/>
      <style:text-properties fo:font-size="12pt" style:text-underline-style="none" fo:font-weight="normal" officeooo:rsid="00b24d46" officeooo:paragraph-rsid="00b24d46" style:font-size-asian="10.5pt" style:font-weight-asian="normal" style:font-size-complex="12pt" style:font-weight-complex="normal"/>
    </style:style>
    <style:style style:name="P82" style:family="paragraph" style:parent-style-name="Standard" style:list-style-name="L1">
      <style:paragraph-properties fo:text-align="start" style:justify-single-word="false"/>
      <style:text-properties fo:font-size="12pt" style:text-underline-style="none" fo:font-weight="bold" officeooo:rsid="00183a88" officeooo:paragraph-rsid="001fa50c" style:font-size-asian="10.5pt" style:font-weight-asian="bold" style:font-size-complex="12pt" style:font-weight-complex="bold"/>
    </style:style>
    <style:style style:name="P83" style:family="paragraph" style:parent-style-name="Standard" style:list-style-name="L1">
      <style:paragraph-properties fo:text-align="start" style:justify-single-word="false"/>
      <style:text-properties fo:font-size="12pt" style:text-underline-style="none" fo:font-weight="bold" officeooo:rsid="00183a88" officeooo:paragraph-rsid="00183a88" style:font-size-asian="10.5pt" style:font-weight-asian="bold" style:font-size-complex="12pt" style:font-weight-complex="bold"/>
    </style:style>
    <style:style style:name="P84" style:family="paragraph" style:parent-style-name="Standard" style:list-style-name="L1">
      <style:paragraph-properties fo:text-align="start" style:justify-single-word="false"/>
      <style:text-properties fo:font-size="12pt" style:text-underline-style="none" fo:font-weight="bold" officeooo:rsid="00183a88" officeooo:paragraph-rsid="00951d4b" style:font-size-asian="10.5pt" style:font-weight-asian="bold" style:font-size-complex="12pt" style:font-weight-complex="bold"/>
    </style:style>
    <style:style style:name="P85" style:family="paragraph" style:parent-style-name="Standard" style:list-style-name="L1">
      <style:paragraph-properties fo:text-align="start" style:justify-single-word="false"/>
      <style:text-properties fo:font-size="12pt" style:text-underline-style="none" fo:font-weight="bold" officeooo:rsid="00183a88" officeooo:paragraph-rsid="00959895" style:font-size-asian="10.5pt" style:font-weight-asian="bold" style:font-size-complex="12pt" style:font-weight-complex="bold"/>
    </style:style>
    <style:style style:name="P86" style:family="paragraph" style:parent-style-name="Standard" style:list-style-name="L1">
      <style:paragraph-properties fo:text-align="start" style:justify-single-word="false"/>
      <style:text-properties fo:font-size="12pt" style:text-underline-style="none" fo:font-weight="bold" officeooo:rsid="00183a88" officeooo:paragraph-rsid="0097cc46" style:font-size-asian="10.5pt" style:font-weight-asian="bold" style:font-size-complex="12pt" style:font-weight-complex="bold"/>
    </style:style>
    <style:style style:name="P87" style:family="paragraph" style:parent-style-name="Standard" style:list-style-name="L1">
      <style:paragraph-properties fo:text-align="start" style:justify-single-word="false"/>
      <style:text-properties fo:font-size="12pt" style:text-underline-style="none" fo:font-weight="bold" officeooo:rsid="00183a88" officeooo:paragraph-rsid="00984c1f" style:font-size-asian="10.5pt" style:font-weight-asian="bold" style:font-size-complex="12pt" style:font-weight-complex="bold"/>
    </style:style>
    <style:style style:name="P88" style:family="paragraph" style:parent-style-name="Standard" style:list-style-name="L1">
      <style:paragraph-properties fo:text-align="start" style:justify-single-word="false"/>
      <style:text-properties fo:font-size="12pt" style:text-underline-style="none" fo:font-weight="bold" officeooo:rsid="00183a88" officeooo:paragraph-rsid="0098d438" style:font-size-asian="10.5pt" style:font-weight-asian="bold" style:font-size-complex="12pt" style:font-weight-complex="bold"/>
    </style:style>
    <style:style style:name="P89" style:family="paragraph" style:parent-style-name="Standard" style:list-style-name="L1">
      <style:paragraph-properties fo:text-align="start" style:justify-single-word="false"/>
      <style:text-properties fo:font-size="12pt" style:text-underline-style="none" fo:font-weight="bold" officeooo:rsid="00183a88" officeooo:paragraph-rsid="009a55bc"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style:text-underline-style="none" fo:font-weight="bold" officeooo:rsid="00183a88" officeooo:paragraph-rsid="00183a88" style:font-size-asian="10.5pt" style:font-weight-asian="bold" style:font-size-complex="12pt" style:font-weight-complex="bold"/>
    </style:style>
    <style:style style:name="P91" style:family="paragraph" style:parent-style-name="Standard" style:list-style-name="L1">
      <style:paragraph-properties fo:text-align="start" style:justify-single-word="false"/>
      <style:text-properties fo:font-size="12pt" style:text-underline-style="none" fo:font-weight="bold" officeooo:rsid="0037a6c5" officeooo:paragraph-rsid="0037a6c5" style:font-size-asian="10.5pt" style:font-weight-asian="bold" style:font-size-complex="12pt" style:font-weight-complex="bold"/>
    </style:style>
    <style:style style:name="P92" style:family="paragraph" style:parent-style-name="Standard" style:list-style-name="L1">
      <style:paragraph-properties fo:text-align="start" style:justify-single-word="false"/>
      <style:text-properties fo:font-size="12pt" style:text-underline-style="none" fo:font-weight="bold" officeooo:rsid="00421c30" officeooo:paragraph-rsid="00421c30" style:font-size-asian="10.5pt" style:font-weight-asian="bold" style:font-size-complex="12pt" style:font-weight-complex="bold"/>
    </style:style>
    <style:style style:name="P93" style:family="paragraph" style:parent-style-name="Standard" style:list-style-name="L1">
      <style:paragraph-properties fo:text-align="start" style:justify-single-word="false"/>
      <style:text-properties fo:font-size="12pt" style:text-underline-style="none" fo:font-weight="bold" officeooo:rsid="0046b4b9" officeooo:paragraph-rsid="0046b4b9" style:font-size-asian="10.5pt" style:font-weight-asian="bold" style:font-size-complex="12pt" style:font-weight-complex="bold"/>
    </style:style>
    <style:style style:name="P94" style:family="paragraph" style:parent-style-name="Standard" style:list-style-name="L1">
      <style:paragraph-properties fo:text-align="start" style:justify-single-word="false"/>
      <style:text-properties fo:font-size="12pt" style:text-underline-style="none" fo:font-weight="bold" officeooo:rsid="004a1566" officeooo:paragraph-rsid="004a1566" style:font-size-asian="10.5pt" style:font-weight-asian="bold" style:font-size-complex="12pt" style:font-weight-complex="bold"/>
    </style:style>
    <style:style style:name="P95" style:family="paragraph" style:parent-style-name="Standard" style:list-style-name="L1">
      <style:paragraph-properties fo:text-align="start" style:justify-single-word="false"/>
      <style:text-properties fo:font-size="12pt" style:text-underline-style="none" fo:font-weight="bold" officeooo:rsid="004d3dbb" officeooo:paragraph-rsid="004d3dbb" style:font-size-asian="10.5pt" style:font-weight-asian="bold" style:font-size-complex="12pt" style:font-weight-complex="bold"/>
    </style:style>
    <style:style style:name="P96" style:family="paragraph" style:parent-style-name="Standard" style:list-style-name="L1">
      <style:paragraph-properties fo:text-align="start" style:justify-single-word="false"/>
      <style:text-properties fo:font-size="12pt" style:text-underline-style="none" fo:font-weight="bold" officeooo:rsid="0052eb8d" officeooo:paragraph-rsid="0052eb8d" style:font-size-asian="10.5pt" style:font-weight-asian="bold" style:font-size-complex="12pt" style:font-weight-complex="bold"/>
    </style:style>
    <style:style style:name="P97" style:family="paragraph" style:parent-style-name="Standard" style:list-style-name="L1">
      <style:paragraph-properties fo:text-align="start" style:justify-single-word="false"/>
      <style:text-properties fo:font-size="12pt" style:text-underline-style="none" fo:font-weight="bold" officeooo:rsid="00560107" officeooo:paragraph-rsid="00560107" style:font-size-asian="10.5pt" style:font-weight-asian="bold" style:font-size-complex="12pt" style:font-weight-complex="bold"/>
    </style:style>
    <style:style style:name="P98" style:family="paragraph" style:parent-style-name="Standard" style:list-style-name="L1">
      <style:paragraph-properties fo:text-align="start" style:justify-single-word="false"/>
      <style:text-properties fo:font-size="12pt" style:text-underline-style="none" fo:font-weight="bold" officeooo:rsid="005723ef" officeooo:paragraph-rsid="005723ef" style:font-size-asian="10.5pt" style:font-weight-asian="bold" style:font-size-complex="12pt" style:font-weight-complex="bold"/>
    </style:style>
    <style:style style:name="P99" style:family="paragraph" style:parent-style-name="Standard" style:list-style-name="L1">
      <style:paragraph-properties fo:text-align="start" style:justify-single-word="false"/>
      <style:text-properties fo:font-size="12pt" style:text-underline-style="none" fo:font-weight="bold" officeooo:rsid="005b5314" officeooo:paragraph-rsid="005b5314" style:font-size-asian="10.5pt" style:font-weight-asian="bold" style:font-size-complex="12pt" style:font-weight-complex="bold"/>
    </style:style>
    <style:style style:name="P100" style:family="paragraph" style:parent-style-name="Standard" style:list-style-name="L1">
      <style:paragraph-properties fo:text-align="start" style:justify-single-word="false"/>
      <style:text-properties fo:font-size="12pt" style:text-underline-style="none" fo:font-weight="bold" officeooo:rsid="006214bb" officeooo:paragraph-rsid="00626375" style:font-size-asian="10.5pt" style:font-weight-asian="bold" style:font-size-complex="12pt" style:font-weight-complex="bold"/>
    </style:style>
    <style:style style:name="P101" style:family="paragraph" style:parent-style-name="Standard" style:list-style-name="L1">
      <style:paragraph-properties fo:text-align="start" style:justify-single-word="false"/>
      <style:text-properties fo:font-size="12pt" style:text-underline-style="none" fo:font-weight="bold" officeooo:rsid="00626375" officeooo:paragraph-rsid="0063a566" style:font-size-asian="10.5pt" style:font-weight-asian="bold" style:font-size-complex="12pt" style:font-weight-complex="bold"/>
    </style:style>
    <style:style style:name="P102" style:family="paragraph" style:parent-style-name="Standard" style:list-style-name="L1">
      <style:paragraph-properties fo:text-align="start" style:justify-single-word="false"/>
      <style:text-properties fo:font-size="12pt" style:text-underline-style="none" fo:font-weight="bold" officeooo:rsid="0063f5ca" officeooo:paragraph-rsid="0065d902" style:font-size-asian="10.5pt" style:font-weight-asian="bold" style:font-size-complex="12pt" style:font-weight-complex="bold"/>
    </style:style>
    <style:style style:name="P103" style:family="paragraph" style:parent-style-name="Standard" style:list-style-name="L1">
      <style:paragraph-properties fo:text-align="start" style:justify-single-word="false"/>
      <style:text-properties fo:font-size="12pt" style:text-underline-style="none" fo:font-weight="bold" officeooo:rsid="0066093f" officeooo:paragraph-rsid="0066f0b8" style:font-size-asian="10.5pt" style:font-weight-asian="bold" style:font-size-complex="12pt" style:font-weight-complex="bold"/>
    </style:style>
    <style:style style:name="P104" style:family="paragraph" style:parent-style-name="Standard" style:list-style-name="L1">
      <style:paragraph-properties fo:text-align="start" style:justify-single-word="false"/>
      <style:text-properties fo:font-size="12pt" style:text-underline-style="none" fo:font-weight="bold" officeooo:rsid="0067ab57" officeooo:paragraph-rsid="0067c2ca" style:font-size-asian="10.5pt" style:font-weight-asian="bold" style:font-size-complex="12pt" style:font-weight-complex="bold"/>
    </style:style>
    <style:style style:name="P105" style:family="paragraph" style:parent-style-name="Standard" style:list-style-name="L1">
      <style:paragraph-properties fo:text-align="start" style:justify-single-word="false"/>
      <style:text-properties fo:font-size="12pt" style:text-underline-style="none" fo:font-weight="bold" officeooo:rsid="0067c2ca" officeooo:paragraph-rsid="0069b158" style:font-size-asian="10.5pt" style:font-weight-asian="bold" style:font-size-complex="12pt" style:font-weight-complex="bold"/>
    </style:style>
    <style:style style:name="P106" style:family="paragraph" style:parent-style-name="Standard" style:list-style-name="L1">
      <style:paragraph-properties fo:text-align="start" style:justify-single-word="false"/>
      <style:text-properties fo:font-size="12pt" style:text-underline-style="none" fo:font-weight="bold" officeooo:rsid="006a851f" officeooo:paragraph-rsid="006bc662" style:font-size-asian="10.5pt" style:font-weight-asian="bold" style:font-size-complex="12pt" style:font-weight-complex="bold"/>
    </style:style>
    <style:style style:name="P107" style:family="paragraph" style:parent-style-name="Standard" style:list-style-name="L1">
      <style:paragraph-properties fo:text-align="start" style:justify-single-word="false"/>
      <style:text-properties fo:font-size="12pt" style:text-underline-style="none" fo:font-weight="bold" officeooo:rsid="006bfb69" officeooo:paragraph-rsid="006d5e2b" style:font-size-asian="10.5pt" style:font-weight-asian="bold" style:font-size-complex="12pt" style:font-weight-complex="bold"/>
    </style:style>
    <style:style style:name="P108" style:family="paragraph" style:parent-style-name="Standard" style:list-style-name="L1">
      <style:paragraph-properties fo:text-align="start" style:justify-single-word="false"/>
      <style:text-properties fo:font-size="12pt" style:text-underline-style="none" fo:font-weight="bold" officeooo:rsid="006f2992" officeooo:paragraph-rsid="006f2992" style:font-size-asian="10.5pt" style:font-weight-asian="bold" style:font-size-complex="12pt" style:font-weight-complex="bold"/>
    </style:style>
    <style:style style:name="P109" style:family="paragraph" style:parent-style-name="Standard" style:list-style-name="L1">
      <style:paragraph-properties fo:text-align="start" style:justify-single-word="false"/>
      <style:text-properties fo:font-size="12pt" style:text-underline-style="none" fo:font-weight="bold" officeooo:rsid="0075c7eb" officeooo:paragraph-rsid="0075c7eb" style:font-size-asian="10.5pt" style:font-weight-asian="bold" style:font-size-complex="12pt" style:font-weight-complex="bold"/>
    </style:style>
    <style:style style:name="P110" style:family="paragraph" style:parent-style-name="Standard" style:list-style-name="L1">
      <style:paragraph-properties fo:text-align="start" style:justify-single-word="false"/>
      <style:text-properties fo:font-size="12pt" style:text-underline-style="none" fo:font-weight="bold" officeooo:rsid="007a5eb8" officeooo:paragraph-rsid="007a5eb8" style:font-size-asian="10.5pt" style:font-weight-asian="bold" style:font-size-complex="12pt" style:font-weight-complex="bold"/>
    </style:style>
    <style:style style:name="P111" style:family="paragraph" style:parent-style-name="Standard" style:list-style-name="L1">
      <style:paragraph-properties fo:text-align="start" style:justify-single-word="false"/>
      <style:text-properties fo:font-size="12pt" style:text-underline-style="none" fo:font-weight="bold" officeooo:rsid="007c2a6d" officeooo:paragraph-rsid="007c2a6d" style:font-size-asian="10.5pt" style:font-weight-asian="bold" style:font-size-complex="12pt" style:font-weight-complex="bold"/>
    </style:style>
    <style:style style:name="P112" style:family="paragraph" style:parent-style-name="Standard" style:list-style-name="L1">
      <style:paragraph-properties fo:text-align="start" style:justify-single-word="false"/>
      <style:text-properties fo:font-size="12pt" style:text-underline-style="none" fo:font-weight="bold" officeooo:rsid="007dffae" officeooo:paragraph-rsid="007dffae" style:font-size-asian="10.5pt" style:font-weight-asian="bold" style:font-size-complex="12pt" style:font-weight-complex="bold"/>
    </style:style>
    <style:style style:name="P113" style:family="paragraph" style:parent-style-name="Standard" style:list-style-name="L1">
      <style:paragraph-properties fo:text-align="start" style:justify-single-word="false"/>
      <style:text-properties fo:font-size="12pt" style:text-underline-style="none" fo:font-weight="bold" officeooo:rsid="008ee762" officeooo:paragraph-rsid="008ee762" style:font-size-asian="10.5pt" style:font-weight-asian="bold" style:font-size-complex="12pt" style:font-weight-complex="bold"/>
    </style:style>
    <style:style style:name="P114" style:family="paragraph" style:parent-style-name="Standard" style:list-style-name="L1">
      <style:paragraph-properties fo:text-align="start" style:justify-single-word="false"/>
      <style:text-properties fo:font-size="12pt" style:text-underline-style="none" fo:font-weight="bold" officeooo:rsid="00aa4535" officeooo:paragraph-rsid="00ab527a" style:font-size-asian="10.5pt" style:font-weight-asian="bold" style:font-size-complex="12pt" style:font-weight-complex="bold"/>
    </style:style>
    <style:style style:name="P115" style:family="paragraph" style:parent-style-name="Standard" style:list-style-name="L1">
      <style:paragraph-properties fo:text-align="start" style:justify-single-word="false"/>
      <style:text-properties fo:font-size="12pt" style:text-underline-style="none" fo:font-weight="bold" officeooo:rsid="00acfccf" officeooo:paragraph-rsid="00ad9699"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2d4bd0"/>
    </style:style>
    <style:style style:name="T3" style:family="text">
      <style:text-properties officeooo:rsid="002ef780"/>
    </style:style>
    <style:style style:name="T4" style:family="text">
      <style:text-properties officeooo:rsid="0030e002"/>
    </style:style>
    <style:style style:name="T5" style:family="text">
      <style:text-properties officeooo:rsid="0032cd1f"/>
    </style:style>
    <style:style style:name="T6" style:family="text">
      <style:text-properties fo:font-weight="normal" style:font-weight-asian="normal" style:font-weight-complex="normal"/>
    </style:style>
    <style:style style:name="T7" style:family="text">
      <style:text-properties fo:font-weight="normal" officeooo:rsid="00626375" style:font-weight-asian="normal" style:font-weight-complex="normal"/>
    </style:style>
    <style:style style:name="T8" style:family="text">
      <style:text-properties fo:font-weight="normal" officeooo:rsid="0063a566" style:font-weight-asian="normal" style:font-weight-complex="normal"/>
    </style:style>
    <style:style style:name="T9" style:family="text">
      <style:text-properties fo:font-weight="normal" officeooo:rsid="0065d902" style:font-weight-asian="normal" style:font-weight-complex="normal"/>
    </style:style>
    <style:style style:name="T10" style:family="text">
      <style:text-properties fo:font-weight="normal" officeooo:rsid="0066f0b8" style:font-weight-asian="normal" style:font-weight-complex="normal"/>
    </style:style>
    <style:style style:name="T11" style:family="text">
      <style:text-properties fo:font-weight="normal" officeooo:rsid="0067c2ca" style:font-weight-asian="normal" style:font-weight-complex="normal"/>
    </style:style>
    <style:style style:name="T12" style:family="text">
      <style:text-properties fo:font-weight="normal" officeooo:rsid="0069b158" style:font-weight-asian="normal" style:font-weight-complex="normal"/>
    </style:style>
    <style:style style:name="T13" style:family="text">
      <style:text-properties fo:font-weight="normal" officeooo:rsid="006bc662" style:font-weight-asian="normal" style:font-weight-complex="normal"/>
    </style:style>
    <style:style style:name="T14" style:family="text">
      <style:text-properties fo:font-weight="normal" officeooo:rsid="006d5e2b" style:font-weight-asian="normal" style:font-weight-complex="normal"/>
    </style:style>
    <style:style style:name="T15" style:family="text">
      <style:text-properties fo:font-weight="normal" officeooo:rsid="00959895" style:font-weight-asian="normal" style:font-weight-complex="normal"/>
    </style:style>
    <style:style style:name="T16" style:family="text">
      <style:text-properties fo:font-weight="normal" officeooo:rsid="00984c1f" style:font-weight-asian="normal" style:font-weight-complex="normal"/>
    </style:style>
    <style:style style:name="T17" style:family="text">
      <style:text-properties fo:font-weight="normal" officeooo:rsid="009a55bc" style:font-weight-asian="normal" style:font-weight-complex="normal"/>
    </style:style>
    <style:style style:name="T18" style:family="text">
      <style:text-properties fo:font-weight="normal" officeooo:rsid="00ab527a" style:font-weight-asian="normal" style:font-weight-complex="normal"/>
    </style:style>
    <style:style style:name="T19" style:family="text">
      <style:text-properties fo:font-weight="normal" officeooo:rsid="00ad2790" style:font-weight-asian="normal" style:font-weight-complex="normal"/>
    </style:style>
    <style:style style:name="T20" style:family="text">
      <style:text-properties fo:font-weight="normal" officeooo:rsid="00ad9699" style:font-weight-asian="normal" style:font-weight-complex="normal"/>
    </style:style>
    <style:style style:name="T21" style:family="text">
      <style:text-properties officeooo:rsid="0063a566"/>
    </style:style>
    <style:style style:name="T22" style:family="text">
      <style:text-properties officeooo:rsid="0065d902"/>
    </style:style>
    <style:style style:name="T23" style:family="text">
      <style:text-properties officeooo:rsid="0066f0b8"/>
    </style:style>
    <style:style style:name="T24" style:family="text">
      <style:text-properties officeooo:rsid="006bc662"/>
    </style:style>
    <style:style style:name="T25" style:family="text">
      <style:text-properties officeooo:rsid="0084e32c"/>
    </style:style>
    <style:style style:name="T26" style:family="text">
      <style:text-properties officeooo:rsid="0087efd5"/>
    </style:style>
    <style:style style:name="T27" style:family="text">
      <style:text-properties officeooo:rsid="008ab2f8"/>
    </style:style>
    <style:style style:name="T28" style:family="text">
      <style:text-properties officeooo:rsid="008c6a6d"/>
    </style:style>
    <style:style style:name="T29" style:family="text">
      <style:text-properties officeooo:rsid="00938e78"/>
    </style:style>
    <style:style style:name="T30" style:family="text">
      <style:text-properties officeooo:rsid="00ab52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plication Development</text:p>
      <text:p text:style-name="P2"/>
      <text:list xml:id="list102588548736979856" text:style-name="L1">
        <text:list-item>
          <text:list>
            <text:list-item>
              <text:p text:style-name="P4">Integrated Development Environments (IDE)</text:p>
            </text:list-item>
            <text:list-item>
              <text:p text:style-name="P5">Yocto offers : Eclipse and Qt Creator</text:p>
            </text:list-item>
          </text:list>
        </text:list-item>
      </text:list>
      <text:p text:style-name="P1"/>
      <text:list xml:id="list101120925600214" text:continue-numbering="true" text:style-name="L1">
        <text:list-item>
          <text:p text:style-name="P82">Introducing toolchains </text:p>
          <text:list>
            <text:list-item>
              <text:p text:style-name="P6">A toolchain is a set of tools, binaries, and libraries used to build applications to run on a computer platform. In Yocto, the toolchains are based on GNU components.</text:p>
            </text:list-item>
            <text:list-item>
              <text:p text:style-name="P7">A GNU toolchain contains the following components:</text:p>
              <text:list>
                <text:list-item>
                  <text:p text:style-name="P8"><text:span text:style-name="T1">Assembler (GNU as)</text:span>: This is part of the binutils package</text:p>
                </text:list-item>
                <text:list-item>
                  <text:p text:style-name="P9"><text:span text:style-name="T1">Linker (GNU ld)</text:span>: This is also part of the binutils package</text:p>
                </text:list-item>
                <text:list-item>
                  <text:p text:style-name="P10"><text:span text:style-name="T1">Compiler (GNU gcc)</text:span>: This has support for C, C++, Java, Ada, Fortran, and Objective C</text:p>
                </text:list-item>
                <text:list-item>
                  <text:p text:style-name="P11"><text:span text:style-name="T1">Debugger (GNU gdb)</text:span>: This is the GNU debugger</text:p>
                </text:list-item>
                <text:list-item>
                  <text:p text:style-name="P12"><text:span text:style-name="T1">Binary file tools (objdump, nm, objcopy, readelf, strip, and so on)</text:span>: These are part of the binutils package.</text:p>
                </text:list-item>
              </text:list>
            </text:list-item>
            <text:list-item>
              <text:p text:style-name="P13">bootloaders like U-Boot and Linux kernel , as they don't need a C library and they implement the C library functions they need.</text:p>
            </text:list-item>
            <text:list-item>
              <text:p text:style-name="P14">Linux user space applications, a POSIX-compliant C library is needed.</text:p>
            </text:list-item>
            <text:list-item>
              <text:p text:style-name="P15">There are several types of toolchains :</text:p>
              <text:list>
                <text:list-item>
                  <text:p text:style-name="P16"><text:span text:style-name="T1">Native</text:span>: <text:span text:style-name="T2">An example of this is an x86 machine running a toolchain that has also been built on an x86 machine producing binaries to run on an x86 machine. This is common in desktop computers.</text:span></text:p>
                </text:list-item>
                <text:list-item>
                  <text:p text:style-name="P17"><text:span text:style-name="T1">Cross-compilation</text:span>: <text:span text:style-name="T3">This is the most common on embedded systems</text:span></text:p>
                </text:list-item>
                <text:list-item>
                  <text:p text:style-name="P18"><text:span text:style-name="T1">Cross-native</text:span>: <text:s/><text:span text:style-name="T4">This is typically the toolchain running on targets. An example of this is where a toolchain has been built on an x86 machine but runs on ARM and produces binaries for ARM.</text:span></text:p>
                </text:list-item>
                <text:list-item>
                  <text:p text:style-name="P19"><text:span text:style-name="T1">Canadian</text:span>: <text:span text:style-name="T5">Rarely seen, this is where the build, host, and target machines are all different.</text:span></text:p>
                </text:list-item>
              </text:list>
            </text:list-item>
            <text:list-item>
              <text:p text:style-name="P20">The process of building a cross-compilation toolchain is complex and fault prone, so automated tools for toolchain building have emerged.Ex. Buildroot and crosstool-NG</text:p>
            </text:list-item>
            <text:list-item>
              <text:p text:style-name="P21">But the cross-compilation toolchain and C library are not the only things we need in order to build applications; we also need a sysroot ; that is, a root filesystem on the host with the libraries and header files that can be found on the target root filesystem.</text:p>
            </text:list-item>
            <text:list-item>
              <text:p text:style-name="P91">Software Development Kit (SDK)</text:p>
            </text:list-item>
            <text:list-item>
              <text:p text:style-name="P22">There are several ways to obtain an SDK with the Yocto project:</text:p>
              <text:list>
                <text:list-item>
                  <text:p text:style-name="P23">Using the <text:span text:style-name="T1">Application Development Toolkit (ADT).</text:span></text:p>
                </text:list-item>
              </text:list>
            </text:list-item>
            <text:list-item>
              <text:p text:style-name="P24">Downloading a precompiled toolchain</text:p>
              <text:list>
                <text:list-item>
                  <text:p text:style-name="P25"><text:a xlink:type="simple" xlink:href="http://downloads.yoctoproject.org/releases/yocto/yocto-1.7.1/">http://downloads.yoctoproject.org/releases/yocto/yocto-1.7.1/</text:a> toolchain/</text:p>
                </text:list-item>
                <text:list-item>
                  <text:p text:style-name="P25">ARM toolchains both for armv5 and armv7 architectures</text:p>
                </text:list-item>
                <text:list-item>
                  <text:p text:style-name="P25">Yocto provided toolchain is works on soft floating point,so do not use with fsl community layer(Freescale).</text:p>
                </text:list-item>
              </text:list>
            </text:list-item>
            <text:list-item>
              <text:p text:style-name="P25">Building your own toolchain installer</text:p>
              <text:list>
                <text:list-item>
                  <text:p text:style-name="P26">Building your own toolchain installer is recommended when you have a customized root filesystem</text:p>
                </text:list-item>
              </text:list>
            </text:list-item>
            <text:list-item>
              <text:p text:style-name="P27">Using the Yocto project build system</text:p>
              <text:list>
                <text:list-header>
                  <text:p text:style-name="P27"/>
                </text:list-header>
              </text:list>
            </text:list-item>
          </text:list>
        </text:list-item>
      </text:list>
      <text:p text:style-name="P2"/>
      <text:p text:style-name="P2"/>
      <text:list xml:id="list101122747352385" text:continue-numbering="true" text:style-name="L1">
        <text:list-item>
          <text:p text:style-name="P83"><text:soft-page-break/>Preparing and using an SDK </text:p>
          <text:list>
            <text:list-item>
              <text:p text:style-name="P28">The Yocto build system can be used to generate a cross-compilation toolchain and matching sysroot for a target system.</text:p>
            </text:list-item>
            <text:list-item>
              <text:p text:style-name="P29">There are several ways to build an SDK with the Yocto build system:</text:p>
              <text:list>
                <text:list-item>
                  <text:p text:style-name="P30">The meta-toolchain target</text:p>
                  <text:list>
                    <text:list-item>
                      <text:p text:style-name="P31">this toolchain can be used to build bare metal software like the U-Boot bootloader or the Linux kernel, which do not need a sysroot .</text:p>
                    </text:list-item>
                    <text:list-item>
                      <text:p text:style-name="P31">Basic sysroot that will not match your target root filesystem.</text:p>
                    </text:list-item>
                    <text:list-item>
                      <text:p text:style-name="P32">You can also build this toolchain yourself with:</text:p>
                      <text:list>
                        <text:list-item>
                          <text:p text:style-name="P92">$ bitbake meta-toolchain</text:p>
                        </text:list-item>
                      </text:list>
                    </text:list-item>
                  </text:list>
                </text:list-item>
                <text:list-item>
                  <text:p text:style-name="P33">The populate_sdk task</text:p>
                  <text:list>
                    <text:list-item>
                      <text:p text:style-name="P34">This is the recommended way to build a toolchain matching your target platform with a sysroot matching your target root filesystem.</text:p>
                    </text:list-item>
                    <text:list-item>
                      <text:p text:style-name="P34">You build it with:</text:p>
                      <text:list>
                        <text:list-item>
                          <text:p text:style-name="P93">$ bitbake console-trdx-image <text:s/>-c <text:s/>populate_sdk</text:p>
                        </text:list-item>
                      </text:list>
                    </text:list-item>
                    <text:list-item>
                      <text:p text:style-name="P35">if you want your toolchain to be able to build static applications, you need to add static libraries to it.</text:p>
                    </text:list-item>
                    <text:list-item>
                      <text:p text:style-name="P35">You can do this by adding specific static libraries to your target image, which could also be used for native compilation. For example, to add the static glibc libraries, add the following to your conf/local.conf file:</text:p>
                      <text:list>
                        <text:list-item>
                          <text:p text:style-name="P94">IMAGE_INSTALL_append = " glibc-staticdev"</text:p>
                        </text:list-item>
                      </text:list>
                    </text:list-item>
                    <text:list-item>
                      <text:p text:style-name="P36">You usually won't want the static libraries added to your image, but do you want to be able to cross-compile static applications, so you can also add all the static libraries to the toolchain by adding:</text:p>
                      <text:list>
                        <text:list-item>
                          <text:p text:style-name="P95">SDKIMAGE_FEATURES_append = " staticdev-pkgs"</text:p>
                        </text:list-item>
                      </text:list>
                    </text:list-item>
                  </text:list>
                </text:list-item>
                <text:list-item>
                  <text:p text:style-name="P37">The meta-toolchain-qt target</text:p>
                  <text:list>
                    <text:list-item>
                      <text:p text:style-name="P38">This method will extend meta-toolchain to build Qt applications.</text:p>
                    </text:list-item>
                    <text:list-item>
                      <text:p text:style-name="P38">To build this toolchain, execute the following command:</text:p>
                      <text:list>
                        <text:list-item>
                          <text:p text:style-name="P96">$ bitbake meta-toolchain-qt</text:p>
                        </text:list-item>
                      </text:list>
                    </text:list-item>
                  </text:list>
                </text:list-item>
                <text:list-item>
                  <text:p text:style-name="P39">The meta-ide-support target</text:p>
                  <text:list>
                    <text:list-item>
                      <text:p text:style-name="P40">This method does not generate a toolchain installer, but it prepares the current build project to use its own toolchain. It will generate an environment-setup script inside the tmp directory.</text:p>
                      <text:list>
                        <text:list-item>
                          <text:p text:style-name="P97">$ bitbake meta-ide-support</text:p>
                        </text:list-item>
                      </text:list>
                    </text:list-item>
                    <text:list-item>
                      <text:p text:style-name="P41">To use the bundled toolchain, you can now source that script as follows:</text:p>
                      <text:list>
                        <text:list-item>
                          <text:p text:style-name="P98">$ source tmp/environment-setup-cortexa9hf-vfp-neon-poky-linux- gnueabi</text:p>
                        </text:list-item>
                      </text:list>
                    </text:list-item>
                  </text:list>
                  <text:p text:style-name="P98"/>
                </text:list-item>
              </text:list>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01120700861456" text:continue-numbering="true" text:style-name="L1">
        <text:list-item>
          <text:p text:style-name="P83"><text:soft-page-break/>Using the Application Development Toolkit </text:p>
          <text:list>
            <text:list-item>
              <text:p text:style-name="P42">The ADT installer is an automated script to install precompiled Yocto SDK components, so it will be the same whether you download the prebuilt version or you build one yourself.</text:p>
            </text:list-item>
            <text:list-item>
              <text:p text:style-name="P42">To build the ADT from your Yocto build directory :</text:p>
              <text:list>
                <text:list-item>
                  <text:p text:style-name="P99">$ bitbake adt-installer</text:p>
                </text:list-item>
              </text:list>
            </text:list-item>
            <text:list-item>
              <text:p text:style-name="P43">To install it, follow these steps:</text:p>
              <text:list>
                <text:list-item>
                  <text:p text:style-name="P44">Extract the tarball on a location of your choice:</text:p>
                  <text:list>
                    <text:list-item>
                      <text:p text:style-name="P44">Go to deploy/sdk and copy to another preffered location </text:p>
                    </text:list-item>
                    <text:list-item>
                      <text:p text:style-name="P44">tar xvf adt_installer.tar.bz2</text:p>
                    </text:list-item>
                  </text:list>
                </text:list-item>
                <text:list-item>
                  <text:p text:style-name="P46">Configure the installation by editing the adt_installer.conf file. Some of the options are:</text:p>
                  <text:list>
                    <text:list-item>
                      <text:p text:style-name="P100">YOCTOADT_REPO<text:span text:style-name="T6"> : </text:span><text:span text:style-name="T7">This is a repository with the packages and root filesystem to be used.but you could set one up yourself with your customized packages and root filesystem.</text:span></text:p>
                    </text:list-item>
                    <text:list-item>
                      <text:p text:style-name="P101">YOCTOADT_TARGETS <text:span text:style-name="T6">: </text:span><text:span text:style-name="T8">This defines the machine targets the SDK is for. By default, this is ARM and x86.</text:span></text:p>
                    </text:list-item>
                    <text:list-item>
                      <text:p text:style-name="P102"><text:span text:style-name="T21">YOCTOADT_QEMU</text:span><text:span text:style-name="T8"> : </text:span><text:span text:style-name="T9">This option controls whether to install the QEMU emulator. The default is to install it.</text:span></text:p>
                    </text:list-item>
                    <text:list-item>
                      <text:p text:style-name="P103"><text:span text:style-name="T22">YOCTOADT_NFS_UTIL </text:span><text:span text:style-name="T9">: </text:span><text:span text:style-name="T10">This option controls whether to install user mode NFS. It is recommended if you are going to use the Eclipse IDE with QEMU- based machines. The default is to install it.</text:span></text:p>
                    </text:list-item>
                  </text:list>
                </text:list-item>
                <text:list-item>
                  <text:p text:style-name="P47">And then for the specific target architectures (only shown for ARM):</text:p>
                  <text:list>
                    <text:list-item>
                      <text:p text:style-name="P104"><text:span text:style-name="T23">YOCTOADT_ROOTFS_arm</text:span><text:span text:style-name="T10"> : </text:span><text:span text:style-name="T11">This defines the specific root filesystem images to download from the ADT repository.</text:span></text:p>
                    </text:list-item>
                    <text:list-item>
                      <text:p text:style-name="P105">YOCTOADT_TARGET_SYSROOT_IMAGE_arm<text:span text:style-name="T6"> : </text:span><text:span text:style-name="T12">This is the root filesystem used to create the sysroot</text:span></text:p>
                    </text:list-item>
                    <text:list-item>
                      <text:p text:style-name="P106">YOCTOADT_TARGET_MACHINE_arm<text:span text:style-name="T6"> : </text:span><text:span text:style-name="T13">This is the machine that the images are downloaded for. By default this is qemuarm .</text:span></text:p>
                    </text:list-item>
                    <text:list-item>
                      <text:p text:style-name="P107"><text:span text:style-name="T24">YOCTOADT_TARGET_SYSROOT_LOC_arm</text:span><text:span text:style-name="T13"> : </text:span><text:span text:style-name="T14">This is the path on the host to install the target's sysroot . By default this is $HOME/test-yocto/ .</text:span></text:p>
                    </text:list-item>
                  </text:list>
                </text:list-item>
                <text:list-item>
                  <text:p text:style-name="P48">Run the ADT installer as follows:</text:p>
                  <text:list>
                    <text:list-item>
                      <text:p text:style-name="P108">$ ./adt_installer</text:p>
                    </text:list-item>
                    <text:list-item>
                      <text:p text:style-name="P49">It will ask for an installation location and whether you want to run it in interactive or silent mode.</text:p>
                    </text:list-item>
                  </text:list>
                  <text:p text:style-name="P108"/>
                </text:list-item>
              </text:list>
            </text:list-item>
          </text:list>
        </text:list-item>
      </text:list>
      <text:p text:style-name="P4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01121674782345" text:continue-numbering="true" text:style-name="L1">
        <text:list-item>
          <text:p text:style-name="P83"><text:soft-page-break/>Using the Eclipse IDE </text:p>
          <text:list>
            <text:list-item>
              <text:p text:style-name="P50">Eclipse is an open source IDE that is written mostly in Java and released under the <text:span text:style-name="T1">Eclipse Public License (EPL).</text:span></text:p>
            </text:list-item>
            <text:list-item>
              <text:p text:style-name="P50">It can be extended using plugins, and the Yocto project releases a Yocto plugin that allows us to use Eclipse for application development.</text:p>
            </text:list-item>
            <text:list-item>
              <text:p text:style-name="P51">Yocto 1.7 provides Eclipse Yocto plugins for two different Eclipse versions, <text:span text:style-name="T1">Juno and Kepler.</text:span></text:p>
            </text:list-item>
            <text:list-item>
              <text:p text:style-name="P52">It is recommended to run Eclipse under Oracle Java 1.7, although other Java providers are supported.</text:p>
              <text:list>
                <text:list-item>
                  <text:p text:style-name="P53">You can install Oracle Java 1.7 from Oracle's web site</text:p>
                </text:list-item>
                <text:list-item>
                  <text:p text:style-name="P53">it's preferred. To install it, follow these steps:</text:p>
                  <text:list>
                    <text:list-item>
                      <text:p text:style-name="P109">$ sudo add-apt-repository ppa:webupd8team/java</text:p>
                    </text:list-item>
                    <text:list-item>
                      <text:p text:style-name="P109">$ sudo apt-get update</text:p>
                    </text:list-item>
                    <text:list-item>
                      <text:p text:style-name="P109">$ sudo apt-get install oracle-java7-set-default</text:p>
                    </text:list-item>
                  </text:list>
                </text:list-item>
              </text:list>
            </text:list-item>
            <text:list-item>
              <text:p text:style-name="P54">To download and install Eclipse Kepler standard edition for an x86_64 host, follow these steps:</text:p>
              <text:list>
                <text:list-item>
                  <text:p text:style-name="P55">Fetch the tarball from the Eclipse download site, </text:p>
                  <text:p text:style-name="P55"><text:a xlink:type="simple" xlink:href="http://eclipse.org/">http://eclipse.org/</text:a> downloads/packages/release/Kepler/SR2</text:p>
                  <text:p text:style-name="P55">For example: <text:span text:style-name="T1">$ wget </text:span><text:a xlink:type="simple" xlink:href="http://download.eclipse.org/technology/epp/downloads/"><text:span text:style-name="T1">http://download.eclipse.org/technology/epp/downloads/</text:span></text:a><text:span text:style-name="T1"> release/kepler/SR2/eclipse-standard-kepler-SR2-linux-gtk-x86_64. tar.gz</text:span></text:p>
                </text:list-item>
                <text:list-item>
                  <text:p text:style-name="P56">Unpack it on a location of your choice as follows:</text:p>
                  <text:list>
                    <text:list-item>
                      <text:p text:style-name="P110">$ tar xvf eclipse-standard-kepler-SR2-linux-gtk-x86_64.tar.gz</text:p>
                    </text:list-item>
                  </text:list>
                </text:list-item>
                <text:list-item>
                  <text:p text:style-name="P57">Start the Eclipse IDE with the following:</text:p>
                  <text:list>
                    <text:list-item>
                      <text:p text:style-name="P111">$ nohup eclipse/eclipse &amp;</text:p>
                    </text:list-item>
                  </text:list>
                </text:list-item>
                <text:list-item>
                  <text:p text:style-name="P58">Select Install New Software from the Help pull-down menu. Then select the Kepler - http://download.eclipse.org/releases/kepler source</text:p>
                </text:list-item>
                <text:list-item>
                  <text:p text:style-name="P58">Install the following Eclipse components:</text:p>
                  <text:list>
                    <text:list-item>
                      <text:p text:style-name="P58">Linux tools: <text:span text:style-name="T1">LTTng - Linux Tracing Toolkit</text:span></text:p>
                    </text:list-item>
                    <text:list-item>
                      <text:p text:style-name="P59">Mobile and device development: </text:p>
                      <text:list>
                        <text:list-item>
                          <text:p text:style-name="P112">C/C++ Remote Launch</text:p>
                        </text:list-item>
                        <text:list-item>
                          <text:p text:style-name="P112">Remote System Explorer End-user Runtime</text:p>
                        </text:list-item>
                        <text:list-item>
                          <text:p text:style-name="P112">Remote System Explorer User Actions</text:p>
                        </text:list-item>
                        <text:list-item>
                          <text:p text:style-name="P112">Target Management Terminal</text:p>
                        </text:list-item>
                        <text:list-item>
                          <text:p text:style-name="P112">TCF Remote System Explorer add-in</text:p>
                        </text:list-item>
                        <text:list-item>
                          <text:p text:style-name="P112">TCF Target Explorer</text:p>
                        </text:list-item>
                      </text:list>
                    </text:list-item>
                    <text:list-item>
                      <text:p text:style-name="P59">Programming languages:</text:p>
                      <text:list>
                        <text:list-item>
                          <text:p text:style-name="P112">C/C++ Autotools Support</text:p>
                        </text:list-item>
                        <text:list-item>
                          <text:p text:style-name="P112">C/C++ Development Tools</text:p>
                        </text:list-item>
                      </text:list>
                    </text:list-item>
                  </text:list>
                </text:list-item>
                <text:list-item>
                  <text:p text:style-name="P60">Install the Eclipse Yocto plugin by adding this repository source: <text:a xlink:type="simple" xlink:href="http://downloads.yoctoproject.org/releases/eclipse-plugin/1.7.1/">http://downloads.yoctoproject.org/releases/eclipse-plugin/1.7.1/</text:a> kepler</text:p>
                </text:list-item>
                <text:list-item>
                  <text:p text:style-name="P61">Choose Yocto Project ADT plug-in and ignore the unsigned content warning. We won't be covering other plugin extensions</text:p>
                </text:list-item>
              </text:list>
            </text:list-item>
            <text:list-item>
              <text:p text:style-name="P62">The ADT configuration offers two cross-compiler options:</text:p>
              <text:list>
                <text:list-item>
                  <text:p text:style-name="P63"><text:span text:style-name="T1">Standalone pre-built toolchain </text:span>: <text:span text:style-name="T25">Choose this when you have installed a toolchain either from a toolchain installer or the ADT installer</text:span></text:p>
                </text:list-item>
                <text:list-item>
                  <text:p text:style-name="P64"><text:span text:style-name="T1">Build system derived toolchain </text:span>: <text:span text:style-name="T26">Choose this when using a Yocto build directory prepared with meta-ide-support</text:span></text:p>
                  <text:p text:style-name="P64"/>
                  <text:p text:style-name="P64"><text:s/></text:p>
                </text:list-item>
              </text:list>
            </text:list-item>
            <text:list-item>
              <text:p text:style-name="P65"><text:soft-page-break/>It also offers two target options:</text:p>
              <text:list>
                <text:list-item>
                  <text:p text:style-name="P66"><text:span text:style-name="T1">The QEMU emulator</text:span>: <text:span text:style-name="T27">Choose this if you are using Poky with a virtualized machine and you have used the ADT installer to install a qemuarm Linux kernel and root filesystem.</text:span></text:p>
                </text:list-item>
                <text:list-item>
                  <text:p text:style-name="P67"><text:span text:style-name="T1">External hardware </text:span>: <text:span text:style-name="T28">Choose this if you are using real hardware like the wandboard- quad hardware. This option is the most useful for embedded development.</text:span></text:p>
                </text:list-item>
              </text:list>
            </text:list-item>
            <text:list-item>
              <text:p text:style-name="P68">In order to perform debugging on a remote target, it needs to be running the tcf-agent daemon. It is included by default on the SDK images, but you can also include it in any other image by adding the following to your conf/local.conf file:</text:p>
              <text:list>
                <text:list-item>
                  <text:p text:style-name="P113">EXTRA_IMAGE_FEATURES += "eclipse-debug"</text:p>
                </text:list-item>
              </text:list>
            </text:list-item>
          </text:list>
        </text:list-item>
      </text:list>
      <text:p text:style-name="P2"/>
      <text:list xml:id="list101122341079345" text:continue-numbering="true" text:style-name="L1">
        <text:list-item>
          <text:p text:style-name="P83">Developing GTK+ applications </text:p>
          <text:list>
            <text:list-item>
              <text:p text:style-name="P69">This recipe will show how to build, run, and debug a graphical GTK+ application using the Eclipse IDE. <text:span text:style-name="T29">See the more details on Book.</text:span></text:p>
            </text:list-item>
          </text:list>
        </text:list-item>
        <text:list-item>
          <text:p text:style-name="P83">Using the Qt Creator IDE </text:p>
          <text:list>
            <text:list-item>
              <text:p text:style-name="P70">Qt Creator is a multiplatform IDE part of the Qt Application Development Framework SDK. It is the IDE of choice for Qt application development and is available with multiple licenses, including GPLv3, LGPLv2, and commercial licenses as well.</text:p>
            </text:list-item>
          </text:list>
        </text:list-item>
        <text:list-item>
          <text:p text:style-name="P84">Developing Qt applications</text:p>
          <text:list>
            <text:list-item>
              <text:p text:style-name="P85"><text:span text:style-name="T15">How to build, run, and debug a graphical Qt application using Qt Creator.</text:span> </text:p>
            </text:list-item>
          </text:list>
        </text:list-item>
        <text:list-item>
          <text:p text:style-name="P83">Describing workflows for application development </text:p>
          <text:list>
            <text:list-item>
              <text:p text:style-name="P71">The workflows for application development are similar to the ones we already saw for U-Boot and the Linux kernel</text:p>
            </text:list-item>
          </text:list>
        </text:list-item>
        <text:list-item>
          <text:p text:style-name="P83">Working with GNU make </text:p>
          <text:list>
            <text:list-item>
              <text:p text:style-name="P72">GNU make is a make implementation for Linux systems. It is used by a wide variety of open source projects, including the Linux kernel. The build is managed by a Makefile , which tells make how to build the source code.</text:p>
            </text:list-item>
          </text:list>
        </text:list-item>
        <text:list-item>
          <text:p text:style-name="P86">Working with the GNU build system</text:p>
          <text:list>
            <text:list-item>
              <text:p text:style-name="P87"><text:span text:style-name="T16">A Makefile is a good solution when you are always going to build and run your software on the same system, and things like glibc and gcc versions and the available library versions are known. However, most software need to be built and run in a variety of systems.</text:span> </text:p>
            </text:list-item>
          </text:list>
        </text:list-item>
        <text:list-item>
          <text:p text:style-name="P88">Working with the CMake build system</text:p>
          <text:list>
            <text:list-item>
              <text:p text:style-name="P89"><text:span text:style-name="T17">The GNU make system is a great tool when you build exclusively for Linux systems. However, some packages are multiplatform and need a way to manage Makefile files on different operating systems. CMake is a cross-platform build system that can work not only with GNU make, but also Microsoft Visual Studio and Apple's Xcode.</text:span> </text:p>
            </text:list-item>
          </text:list>
        </text:list-item>
        <text:list-item>
          <text:p text:style-name="P83">Working with the SCons builder </text:p>
          <text:list>
            <text:list-item>
              <text:p text:style-name="P73">SCons is also a multiplatform build system written in Python, with its configuration files also written in the same language. It also includes support for Microsoft Visual Studioamong other features.</text:p>
            </text:list-item>
          </text:list>
        </text:list-item>
        <text:list-item>
          <text:p text:style-name="P83">Developing with libraries </text:p>
          <text:list>
            <text:list-item>
              <text:p text:style-name="P74">Most applications make use of shared libraries, which saves system memory and disk space,as they are shared between different applications. Modularizing code into libraries also allows for easier versioning and code management.</text:p>
            </text:list-item>
          </text:list>
        </text:list-item>
        <text:list-item>
          <text:p text:style-name="P83">Working with the Linux framebuffer </text:p>
          <text:list>
            <text:list-item>
              <text:p text:style-name="P75">The Linux kernel provides an abstraction for the graphical hardware in the form of framebuffer devices. These allow applications to access the graphics hardware through a well-defined API. The framebuffer is also used to provide a graphical console to the Linux kernel, so that it can, for example, display colors and a logo.</text:p>
            </text:list-item>
          </text:list>
        </text:list-item>
        <text:list-item>
          <text:p text:style-name="P83"><text:soft-page-break/>Using the X Windows system </text:p>
          <text:list>
            <text:list-item>
              <text:p text:style-name="P76">The X Windows system provides the framework for a GUI environment – things like drawing and moving windows on the display and interacting with input devices like the mouse, the keyboard, and touchscreens. The protocol version has been X11 for over two decades, so it also known as X11.</text:p>
            </text:list-item>
          </text:list>
        </text:list-item>
        <text:list-item>
          <text:p text:style-name="P83">Using Wayland </text:p>
          <text:list>
            <text:list-item>
              <text:p text:style-name="P77">Wayland is a display server protocol that is intended to replace the X Window system, and it is licensed under the MIT license.</text:p>
            </text:list-item>
          </text:list>
        </text:list-item>
        <text:list-item>
          <text:p text:style-name="P83">Adding Python applications </text:p>
          <text:list>
            <text:list-item>
              <text:p text:style-name="P78">In Yocto 1.7, Poky has support for building both Python 2 and Python 3 applications,and includes a small set of Python development tools in the meta/recipes-devtools/python directory.</text:p>
            </text:list-item>
          </text:list>
        </text:list-item>
        <text:list-item>
          <text:p text:style-name="P83">Integrating the Oracle Java Runtime Environment </text:p>
          <text:list>
            <text:list-item>
              <text:p text:style-name="P79">Oracle provides two specialized Java editions for embedded development:</text:p>
              <text:list>
                <text:list-item>
                  <text:p text:style-name="P114">Java SE embedded: <text:span text:style-name="T18">This is a large subset of the desktop version of the standard Java SE. It contains optimizations with respect to the standard edition, like size and memory usage, to adapt it to the needs of mid-sized embedded devices.</text:span></text:p>
                </text:list-item>
                <text:list-item>
                  <text:p text:style-name="P115"><text:span text:style-name="T30">Java Micro Edition (ME): </text:span><text:span text:style-name="T19">This is targeted at headless low- and mid-range devices,and is a subset of Java SE complying with the Connected Limited Device </text:span><text:span text:style-name="T20">Configuration (CLDC), and including some extra features and tools for the embedded market. Oracle offers a couple of reference implementations, but Java ME will have to be individually integrated from source into specific platforms.</text:span></text:p>
                </text:list-item>
              </text:list>
            </text:list-item>
          </text:list>
        </text:list-item>
        <text:list-item>
          <text:p text:style-name="P83">Integrating the Open Java Development Kit </text:p>
          <text:list>
            <text:list-item>
              <text:p text:style-name="P80">The open source alternative to the Oracle Java SE embedded is the Open Java Development Kit (OpenJDK), an open source implementation of Java SE licensed under the GPLv2, with the classpath exception, which means that applications are allowed to link without being bound by the GPL license.</text:p>
            </text:list-item>
          </text:list>
        </text:list-item>
        <text:list-item>
          <text:p text:style-name="P83">Integrating Java applications</text:p>
          <text:list>
            <text:list-item>
              <text:p text:style-name="P81">The meta-java layer also offers helper classes to ease the integration of Java libraries and applications into Yocto. In this recipe, we will see an example of building a Java library using the provided classes.</text:p>
            </text:list-item>
          </text:list>
          <text:p text:style-name="P8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7:01:25.482869941</meta:creation-date>
    <dc:date>2016-04-25T10:11:20.620548987</dc:date>
    <meta:editing-duration>PT2H11M50S</meta:editing-duration>
    <meta:editing-cycles>158</meta:editing-cycles>
    <meta:generator>LibreOffice/4.2.8.2$Linux_X86_64 LibreOffice_project/420m0$Build-2</meta:generator>
    <meta:document-statistic meta:table-count="0" meta:image-count="0" meta:object-count="0" meta:page-count="6" meta:paragraph-count="158" meta:word-count="2261" meta:character-count="13608" meta:non-whitespace-character-count="11604"/>
  </office:meta>
</office:document-meta>
</file>